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mentationSavingAgent.InstrumentationSaving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rumentationSavingAgent.getInstr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SavingAgent.premain( String agentArgs , Instrumentation in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SavingAgent.agentmain( String agentArgs , Instrumentation in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